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/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/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  <table:table-cell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42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43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4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4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6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6P2" style:volatile="true" number:language="ru" number:country="RU">
      <loext:text> </loext:text>
      <loext:fill-character> </loext:fill-character>
      <number:text>-    </number:text>
    </number:number-style>
    <number:text-style style:name="N10146" number:language="ru" number:country="RU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7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7P2" style:volatile="true" number:language="ru" number:country="RU">
      <loext:text> </loext:text>
      <loext:fill-character> </loext:fill-character>
      <number:text>-р. </number:text>
    </number:number-style>
    <number:text-style style:name="N10147" number:language="ru" number:country="R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ru" number:country="RU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9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9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9" number:language="ru" number:country="RU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0:39:08.5654408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9T17:03:06.633363752</dc:date>
    <dc:creator>Anonymous  </dc:creator>
    <meta:editing-duration>P1DT4H53M57S</meta:editing-duration>
    <meta:editing-cycles>140</meta:editing-cycles>
    <meta:generator>LibreOffice/6.2.4.2$Linux_X86_64 LibreOffice_project/20$Build-2</meta:generator>
    <meta:document-statistic meta:table-count="2" meta:cell-count="2299" meta:object-count="0"/>
  </office:meta>
</office:document-meta>
</file>